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5983b0" draw:textarea-horizontal-align="justify" draw:textarea-vertical-align="middle" draw:auto-grow-height="false" fo:min-height="2.508cm" fo:min-width="5.724cm"/>
    </style:style>
    <style:style style:name="gr2" style:family="graphic" style:parent-style-name="standard">
      <style:graphic-properties svg:stroke-color="#00a933" draw:fill-color="#00a933" draw:textarea-horizontal-align="justify" draw:textarea-vertical-align="middle" draw:auto-grow-height="false" fo:min-height="2.508cm" fo:min-width="5.724cm"/>
    </style:style>
    <style:style style:name="gr3" style:family="graphic" style:parent-style-name="standard">
      <style:graphic-properties svg:stroke-color="#ff0000" draw:fill-color="#ff0000" draw:textarea-horizontal-align="justify" draw:textarea-vertical-align="middle" draw:auto-grow-height="false" fo:min-height="2.508cm" fo:min-width="5.724cm"/>
    </style:style>
    <style:style style:name="gr4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stroke="none" svg:stroke-color="#000000" draw:fill="none" draw:fill-color="#ffffff" fo:min-height="2.65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draw:stroke="none" svg:stroke-color="#000000" draw:fill="none" draw:fill-color="#ffffff" fo:min-height="1.55cm"/>
    </style:style>
    <style:style style:name="gr9" style:family="graphic" style:parent-style-name="standard">
      <style:graphic-properties draw:stroke="none" svg:stroke-color="#000000" draw:fill="none" draw:fill-color="#ffffff" fo:min-height="2.845cm"/>
    </style:style>
    <style:style style:name="P1" style:family="paragraph">
      <style:paragraph-properties fo:text-align="center"/>
    </style:style>
    <style:style style:name="P2" style:family="paragraph">
      <loext:graphic-properties draw:fill-color="#00a933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8cm" svg:height="3.9cm" svg:x="12.2cm" svg:y="14.5cm">
          <text:p text:style-name="P1">Modè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8.8cm" svg:height="3.9cm" svg:x="5.4cm" svg:y="0.5cm">
          <text:p text:style-name="P1">Contrôl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8.8cm" svg:height="3.9cm" svg:x="0cm" svg:y="15cm">
          <text:p text:style-name="P1">V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3.5cm" svg:y1="3.9cm" svg:x2="16.5cm" svg:y2="14.3cm">
          <text:p/>
        </draw:line>
        <draw:line draw:style-name="gr4" draw:text-style-name="P4" draw:layer="layout" svg:x1="14.8cm" svg:y1="14.8cm" svg:x2="11.8cm" svg:y2="4.4cm">
          <text:p/>
        </draw:line>
        <draw:line draw:style-name="gr4" draw:text-style-name="P4" draw:layer="layout" svg:x1="7.4cm" svg:y1="4.4cm" svg:x2="5.778cm" svg:y2="14.8cm">
          <text:p/>
        </draw:line>
        <draw:line draw:style-name="gr4" draw:text-style-name="P4" draw:layer="layout" svg:x1="3.9cm" svg:y1="14.5cm" svg:x2="5.81cm" svg:y2="3.7cm">
          <text:p/>
        </draw:line>
        <draw:frame draw:style-name="gr5" draw:text-style-name="P5" draw:layer="layout" svg:width="6cm" svg:height="2.384cm" svg:x="15cm" svg:y="5.116cm">
          <draw:text-box>
            <text:p>Transmet les interactions du joueur</text:p>
          </draw:text-box>
        </draw:frame>
        <draw:frame draw:style-name="gr5" draw:text-style-name="P5" draw:layer="layout" svg:width="6cm" svg:height="2.384cm" svg:x="-0.2cm" svg:y="5.316cm">
          <draw:text-box>
            <text:p>Informe d’une interaction dans la vue</text:p>
          </draw:text-box>
        </draw:frame>
        <draw:frame draw:style-name="gr6" draw:text-style-name="P5" draw:layer="layout" svg:width="4.5cm" svg:height="2.9cm" svg:x="6.3cm" svg:y="11.6cm">
          <draw:text-box>
            <text:p>Transmet les changements à faire</text:p>
          </draw:text-box>
        </draw:frame>
        <draw:frame draw:style-name="gr7" draw:text-style-name="P5" draw:layer="layout" svg:width="4.1cm" svg:height="2.384cm" svg:x="8.8cm" svg:y="7.5cm">
          <draw:text-box>
            <text:p>Transmet les données actualisées</text:p>
          </draw:text-box>
        </draw:frame>
        <draw:line draw:style-name="gr4" draw:text-style-name="P4" draw:layer="layout" svg:x1="9cm" svg:y1="16.7cm" svg:x2="12cm" svg:y2="16.5cm">
          <text:p/>
        </draw:line>
        <draw:frame draw:style-name="gr8" draw:text-style-name="P5" draw:layer="layout" svg:width="5.8cm" svg:height="1.8cm" svg:x="8cm" svg:y="18.1cm">
          <draw:text-box>
            <text:p>Actualisation par bind ou écouteur</text:p>
          </draw:text-box>
        </draw:frame>
      </draw:page>
      <draw:page draw:name="page2" draw:style-name="dp1" draw:master-page-name="Standard">
        <draw:custom-shape draw:style-name="gr1" draw:text-style-name="P1" draw:layer="layout" svg:width="8.8cm" svg:height="3.9cm" svg:x="12.2cm" svg:y="15.1cm">
          <text:p text:style-name="P1">Jou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8.8cm" svg:height="3.9cm" svg:x="5.4cm" svg:y="0.5cm">
          <text:p text:style-name="P1">Contrôleur de touch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8.8cm" svg:height="3.9cm" svg:x="0cm" svg:y="15cm">
          <text:p text:style-name="P1">Pane princip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3.5cm" svg:y1="3.9cm" svg:x2="16.5cm" svg:y2="14.3cm">
          <text:p/>
        </draw:line>
        <draw:line draw:style-name="gr4" draw:text-style-name="P4" draw:layer="layout" svg:x1="14.8cm" svg:y1="14.8cm" svg:x2="11.8cm" svg:y2="4.4cm">
          <text:p/>
        </draw:line>
        <draw:line draw:style-name="gr4" draw:text-style-name="P4" draw:layer="layout" svg:x1="7.4cm" svg:y1="4.4cm" svg:x2="5.778cm" svg:y2="14.8cm">
          <text:p/>
        </draw:line>
        <draw:line draw:style-name="gr4" draw:text-style-name="P4" draw:layer="layout" svg:x1="3.9cm" svg:y1="14.5cm" svg:x2="5.81cm" svg:y2="3.7cm">
          <text:p/>
        </draw:line>
        <draw:frame draw:style-name="gr9" draw:text-style-name="P5" draw:layer="layout" svg:width="4.3cm" svg:height="3.806cm" svg:x="0.3cm" svg:y="8.7cm">
          <draw:text-box>
            <text:p>Transmet les touches sur lesquelles le joueur a appuyé</text:p>
          </draw:text-box>
        </draw:frame>
        <draw:frame draw:style-name="gr5" draw:text-style-name="P5" draw:layer="layout" svg:width="6cm" svg:height="1.673cm" svg:x="6.4cm" svg:y="10.3cm">
          <draw:text-box>
            <text:p>Modification de la vue</text:p>
          </draw:text-box>
        </draw:frame>
        <draw:frame draw:style-name="gr6" draw:text-style-name="P5" draw:layer="layout" svg:width="4.5cm" svg:height="3.095cm" svg:x="8.2cm" svg:y="6.3cm">
          <draw:text-box>
            <text:p>Renvoie les nouvelles coordonnées du joueur</text:p>
          </draw:text-box>
        </draw:frame>
        <draw:frame draw:style-name="gr7" draw:text-style-name="P5" draw:layer="layout" svg:width="4.1cm" svg:height="2.384cm" svg:x="16cm" svg:y="7.8cm">
          <draw:text-box>
            <text:p>Demande au joueur de se déplac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7T14:51:03.789000000</meta:creation-date>
    <dc:date>2019-06-17T15:39:26.652000000</dc:date>
    <meta:editing-duration>PT15M41S</meta:editing-duration>
    <meta:editing-cycles>1</meta:editing-cycles>
    <meta:document-statistic meta:object-count="24"/>
    <meta:generator>LibreOffice/6.2.3.2$Windows_X86_64 LibreOffice_project/aecc05fe267cc68dde00352a451aa867b3b546ac</meta:generator>
  </office:meta>
</office:document-meta>
</file>